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be2" officeooo:paragraph-rsid="000ddbe2"/>
    </style:style>
    <style:style style:name="P2" style:family="paragraph" style:parent-style-name="Standard">
      <style:text-properties officeooo:rsid="000ddbe2" officeooo:paragraph-rsid="000ec3ab"/>
    </style:style>
    <style:style style:name="P3" style:family="paragraph" style:parent-style-name="Standard">
      <style:text-properties officeooo:rsid="000ddbe2" officeooo:paragraph-rsid="000f9c62"/>
    </style:style>
    <style:style style:name="P4" style:family="paragraph" style:parent-style-name="Standard">
      <style:text-properties officeooo:rsid="000ddbe2" officeooo:paragraph-rsid="0015db4f"/>
    </style:style>
    <style:style style:name="P5" style:family="paragraph" style:parent-style-name="Standard">
      <style:text-properties officeooo:rsid="000f9c62" officeooo:paragraph-rsid="000f9c62"/>
    </style:style>
    <style:style style:name="P6" style:family="paragraph" style:parent-style-name="Standard">
      <style:text-properties officeooo:rsid="001091e6" officeooo:paragraph-rsid="001091e6"/>
    </style:style>
    <style:style style:name="P7" style:family="paragraph" style:parent-style-name="Standard">
      <style:text-properties officeooo:rsid="001091e6" officeooo:paragraph-rsid="0015db4f"/>
    </style:style>
    <style:style style:name="P8" style:family="paragraph" style:parent-style-name="Standard">
      <style:text-properties officeooo:rsid="00121351" officeooo:paragraph-rsid="00121351"/>
    </style:style>
    <style:style style:name="P9" style:family="paragraph" style:parent-style-name="Standard">
      <style:text-properties officeooo:rsid="00121351" officeooo:paragraph-rsid="0015db4f"/>
    </style:style>
    <style:style style:name="P10" style:family="paragraph" style:parent-style-name="Standard">
      <style:text-properties officeooo:rsid="001412db" officeooo:paragraph-rsid="001412db"/>
    </style:style>
    <style:style style:name="P11" style:family="paragraph" style:parent-style-name="Standard">
      <style:text-properties officeooo:rsid="001ac6a5" officeooo:paragraph-rsid="001ac6a5"/>
    </style:style>
    <style:style style:name="P12" style:family="paragraph" style:parent-style-name="Standard">
      <style:text-properties officeooo:rsid="001091e6" officeooo:paragraph-rsid="001c9f54"/>
    </style:style>
    <style:style style:name="T1" style:family="text">
      <style:text-properties officeooo:rsid="000ec3ab"/>
    </style:style>
    <style:style style:name="T2" style:family="text">
      <style:text-properties officeooo:rsid="000f9c62"/>
    </style:style>
    <style:style style:name="T3" style:family="text">
      <style:text-properties officeooo:rsid="001091e6"/>
    </style:style>
    <style:style style:name="T4" style:family="text">
      <style:text-properties officeooo:rsid="00127472"/>
    </style:style>
    <style:style style:name="T5" style:family="text">
      <style:text-properties fo:font-style="italic" officeooo:rsid="00127472" style:font-style-asian="italic" style:font-style-complex="italic"/>
    </style:style>
    <style:style style:name="T6" style:family="text">
      <style:text-properties officeooo:rsid="001412db"/>
    </style:style>
    <style:style style:name="T7" style:family="text">
      <style:text-properties officeooo:rsid="001698b5"/>
    </style:style>
    <style:style style:name="T8" style:family="text">
      <style:text-properties officeooo:rsid="00170b1f"/>
    </style:style>
    <style:style style:name="T9" style:family="text">
      <style:text-properties officeooo:rsid="001c4d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Um </text:span>hospital pretende migrar <text:span text:style-name="T2">seus registros de pacientes para um novo sistema</text:span>. No entanto, foi observado que a <text:span text:style-name="T4">tabela </text:span>clientes possui o problema registros duplicados. Ou seja, um mesmo paciente que ingressou duas vezes no hospital pode <text:span text:style-name="T2">estar</text:span> registrado duas vezes na base de dados. Tal problema ocorre devido a presença de erros de tipografia (<text:span text:style-name="T4">por </text:span>exemplo: “ketlyn <text:span text:style-name="T4">da Silva</text:span>” ou “ketlin <text:span text:style-name="T4">da Silva</text:span>”). </text:p>
      <text:p text:style-name="P1"/>
      <text:p text:style-name="P3">Uma alternativa para contornar esse problema é quebrar o texto (“string”) em unidades menores (“<text:span text:style-name="T2">tokens</text:span>”) <text:span text:style-name="T4">de um </text:span>determinado tamanho <text:span text:style-name="T4">e <text:s/>computar o númbero de tokens em comum</text:span>. Por exemplo, <text:span text:style-name="T2">os tokens de tamanho 3 para a string </text:span>“ketlyn” <text:span text:style-name="T1">são: </text:span>“ket”,”etl”, ”tly” e “lyn”; <text:span text:style-name="T1">já</text:span> <text:span text:style-name="T2">para a string </text:span>“ketlin” <text:s/><text:span text:style-name="T2">são</text:span> gerado<text:span text:style-name="T2">s</text:span> as substrings: “ket”, “etl”, “tli”,”lin”. <text:span text:style-name="T2">Note que a geração de substrings é feita a partir de uma “janela deslizando” variando em 1 caractere. Por fim, é necessário contabilizar quantos tokens as strings tem em comum. </text:span></text:p>
      <text:p text:style-name="P3"/>
      <text:p text:style-name="P2">A tarefa a ser realizada é encontrar qual <text:s/><text:span text:style-name="T2">o token (de tamanho 2) que mais se repete e a sua frequência em uma dada string. No caso de empate, um token em ordem alfatabetica deve ser recuperado. A string deve ser transformada para caixa baixa.</text:span></text:p>
      <text:p text:style-name="P2"/>
      <text:p text:style-name="P5">Entrada: </text:p>
      <text:p text:style-name="P5"><text:span text:style-name="T6">Somente uma</text:span> linha da entrada contém uma string <text:span text:style-name="T5">S</text:span><text:span text:style-name="T4"> </text:span>representando o texto a ser processado. </text:p>
      <text:p text:style-name="P5"/>
      <text:p text:style-name="P5">Saída:</text:p>
      <text:p text:style-name="P5">Imprima o <text:span text:style-name="T3">token mais frequente presente na string S utilizando um token de tamanho dois (2), seguido pela sua frequência. Tokens em caixa alta e baixa devem ser considerados iguais. Caso exista um empate, deve ser impresso somente o primeiro token (seguindo a ordem alfabética).</text:span></text:p>
      <text:p text:style-name="P1"/>
      <text:p text:style-name="P6">Restrições</text:p>
      <text:p text:style-name="P6"><text:span text:style-name="T6">2</text:span>&lt; len(S) &lt;100</text:p>
      <text:p text:style-name="P10"/>
      <text:p text:style-name="P6"/>
      <text:p text:style-name="P6">Exemplo de entrada:</text:p>
      <text:p text:style-name="P12">“casa carro casa”</text:p>
      <text:p text:style-name="P6"/>
      <text:p text:style-name="P6">Exemplo de saída:</text:p>
      <text:p text:style-name="P8">ca:3</text:p>
      <text:p text:style-name="P1"/>
      <text:p text:style-name="P7">Exemplo de entrada:</text:p>
      <text:p text:style-name="P7">“<text:span text:style-name="T9">casa</text:span>”</text:p>
      <text:p text:style-name="P7"/>
      <text:p text:style-name="P7">Exemplo de saída:</text:p>
      <text:p text:style-name="P9"><text:span text:style-name="T9">as</text:span>:<text:span text:style-name="T9">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A hospital aims at migrating the patient system to a new one. However, it is observed that the client table has a problem with the duplicate register. More specifically, the same patient can be stored in the database in two different ways, i.e., “ketlyn da Silva” or “ketlin da Silva”.</text:p>
      <text:p text:style-name="P11"/>
      <text:p text:style-name="P11">It can be controlled by splitting the string into segments (tokens) with defined size and computed the number of common tokens. For example, the tokens with size three for the string “ketlyn” are represented as: “ket”,”etl”, ”tly” e “lyn”; already the string “ketlin” <text:s/>produces the tokens: “ket”, “etl”, “tli”,”lin”. Observe that the token generation is produced by sliding windows changing one character each time. In the end, it is computed the number of common tokens.</text:p>
      <text:p text:style-name="P11"/>
      <text:p text:style-name="P11">The task here is to produce and identify the token with size two (2) more frequent in a given string. When to token frequency is equal, the first token in alphabetic order should be outputted. The string must be converted to lower case. </text:p>
      <text:p text:style-name="P11"/>
      <text:p text:style-name="P11"/>
      <text:p text:style-name="P11">Input: </text:p>
      <text:p text:style-name="P11">One input line composed of a string S representing the text. </text:p>
      <text:p text:style-name="P11"/>
      <text:p text:style-name="P11"/>
      <text:p text:style-name="P11">Output:</text:p>
      <text:p text:style-name="P11">Print the more frequent token in string S defining a token size of two (2) followed by the frequency number. <text:s/>Token using uppercase and lowercase must be considered the same. When a tokens tie the frequency, only one token must be printed using alphabetic order. </text:p>
      <text:p text:style-name="P11"/>
      <text:p text:style-name="P11">Restrictions</text:p>
      <text:p text:style-name="P11">2&lt; len(S) &lt;100</text:p>
      <text:p text:style-name="P11"/>
      <text:p text:style-name="P11"/>
      <text:p text:style-name="P11">Input example:</text:p>
      <text:p text:style-name="P11">“casa carro casa”</text:p>
      <text:p text:style-name="P11"/>
      <text:p text:style-name="P11">Output example :</text:p>
      <text:p text:style-name="P11">ca:3</text:p>
      <text:p text:style-name="P11"/>
      <text:p text:style-name="P11">Input example:</text:p>
      <text:p text:style-name="P11">“eeWWEE”</text:p>
      <text:p text:style-name="P11"/>
      <text:p text:style-name="P11">Output example :</text:p>
      <text:p text:style-name="P11">e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6:05:37.763507703</meta:creation-date>
    <dc:date>2018-06-03T18:51:43.833079957</dc:date>
    <meta:editing-duration>PT16H34M25S</meta:editing-duration>
    <meta:editing-cycles>11</meta:editing-cycles>
    <meta:generator>LibreOffice/5.1.6.2$Linux_X86_64 LibreOffice_project/10m0$Build-2</meta:generator>
    <meta:document-statistic meta:table-count="0" meta:image-count="0" meta:object-count="0" meta:page-count="2" meta:paragraph-count="34" meta:word-count="524" meta:character-count="3122" meta:non-whitespace-character-count="2619"/>
  </office:meta>
</office:document-meta>
</file>